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table:style-name="ce1"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table:style-name="ce1"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table:style-name="ce1"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table:style-name="ce1"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office:value-type="string">
            <text:p>19/04/13</text:p>
          </table:table-cell>
          <table:table-cell office:value-type="string">
            <text:p>40min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office:value-type="string">
            <text:p>28/03/20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/00/0000</text:date>, <text:time style:data-style-name="N2" text:time-value="0000-00-00T15:24: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6$Linux_x86 LibreOffice_project/360m1$Build-2</meta:generator>
    <dc:date>2013-05-01T15:26:49</dc:date>
    <dc:creator>root </dc:creator>
    <meta:editing-duration>PT38S</meta:editing-duration>
    <meta:editing-cycles>10</meta:editing-cycles>
    <meta:document-statistic meta:table-count="1" meta:cell-count="45" meta:object-count="0"/>
  </office:meta>
</office:document-meta>
</file>